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gure_20_Body1">
      <style:paragraph-properties fo:margin-top="0cm" fo:margin-bottom="0cm" loext:contextual-spacing="false"/>
    </style:style>
    <style:style style:name="P2" style:family="paragraph" style:parent-style-name="Figure_20_Title">
      <style:paragraph-properties fo:text-align="start" style:justify-single-word="false"/>
    </style:style>
    <style:style style:name="P3" style:family="paragraph" style:parent-style-name="Figure_20_Title">
      <style:paragraph-properties fo:text-align="start" style:justify-single-word="false"/>
      <style:text-properties officeooo:rsid="000cf6b4" officeooo:paragraph-rsid="000cf6b4"/>
    </style:style>
    <style:style style:name="P4" style:family="paragraph" style:parent-style-name="Figure_20_Title">
      <style:paragraph-properties fo:text-align="start" style:justify-single-word="false"/>
      <style:text-properties fo:font-weight="bold" officeooo:rsid="000cf6b4" officeooo:paragraph-rsid="000cf6b4" style:font-weight-asian="bold" style:font-weight-complex="bold"/>
    </style:style>
    <style:style style:name="P5" style:family="paragraph" style:parent-style-name="Heading_20_1" style:master-page-name="Standard">
      <style:paragraph-properties fo:margin-top="0cm" fo:margin-bottom="0cm" loext:contextual-spacing="false" fo:text-align="center" style:justify-single-word="false" style:page-number="1"/>
    </style:style>
    <style:style style:name="P6" style:family="paragraph" style:parent-style-name="Heading_20_1">
      <style:paragraph-properties fo:margin-left="0cm" fo:margin-right="0cm" fo:text-indent="0cm" style:auto-text-indent="false"/>
      <style:text-properties officeooo:rsid="000cf6b4" officeooo:paragraph-rsid="000cf6b4"/>
    </style:style>
    <style:style style:name="P7" style:family="paragraph" style:parent-style-name="Standard" style:list-style-name="WW8Num6">
      <style:text-properties officeooo:paragraph-rsid="000c3338"/>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list-style-name="WW8Num6">
      <style:paragraph-properties fo:margin-left="0cm" fo:margin-right="0cm" fo:text-indent="0cm" style:auto-text-indent="false"/>
    </style:style>
    <style:style style:name="P10" style:family="paragraph" style:parent-style-name="Standard" style:list-style-name="WW8Num6">
      <style:paragraph-properties fo:margin-left="0cm" fo:margin-right="0cm" fo:text-indent="0cm" style:auto-text-indent="false"/>
      <style:text-properties officeooo:paragraph-rsid="000c3338"/>
    </style:style>
    <style:style style:name="P11" style:family="paragraph" style:parent-style-name="Standard">
      <style:paragraph-properties fo:margin-left="0cm" fo:margin-right="0cm" fo:text-indent="0cm" style:auto-text-indent="false"/>
      <style:text-properties officeooo:rsid="000c3338" officeooo:paragraph-rsid="000c3338"/>
    </style:style>
    <style:style style:name="P12" style:family="paragraph" style:parent-style-name="Standard">
      <style:paragraph-properties fo:margin-left="0cm" fo:margin-right="0cm" fo:text-indent="0cm" style:auto-text-indent="false"/>
      <style:text-properties fo:font-weight="bold" officeooo:rsid="000c3338" officeooo:paragraph-rsid="000c3338" style:font-weight-asian="bold" style:font-weight-complex="bold"/>
    </style:style>
    <style:style style:name="P13" style:family="paragraph" style:parent-style-name="Standard" style:list-style-name="WW8Num6">
      <style:paragraph-properties fo:margin-left="0cm" fo:margin-right="0cm" fo:text-indent="0cm" style:auto-text-indent="false"/>
      <style:text-properties fo:font-weight="bold" officeooo:paragraph-rsid="000c3338" style:font-weight-asian="bold" style:font-weight-complex="bold"/>
    </style:style>
    <style:style style:name="P14" style:family="paragraph" style:parent-style-name="Standard">
      <style:paragraph-properties fo:margin-left="0cm" fo:margin-right="0cm" fo:text-indent="0cm" style:auto-text-indent="false"/>
      <style:text-properties fo:font-weight="bold" officeooo:rsid="000cf6b4" officeooo:paragraph-rsid="000cf6b4" style:font-weight-asian="bold" style:font-weight-complex="bold"/>
    </style:style>
    <style:style style:name="P15" style:family="paragraph" style:parent-style-name="Standard">
      <style:paragraph-properties fo:margin-left="0cm" fo:margin-right="0cm" fo:text-indent="0cm" style:auto-text-indent="false"/>
      <style:text-properties fo:font-weight="bold" officeooo:paragraph-rsid="000cf6b4" style:font-weight-asian="bold" style:font-weight-complex="bold"/>
    </style:style>
    <style:style style:name="P16"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7" style:family="paragraph" style:parent-style-name="Standard" style:list-style-name="WW8Num6">
      <style:paragraph-properties fo:margin-left="0.635cm" fo:margin-right="0cm" fo:text-indent="-0.635cm" style:auto-text-indent="false"/>
    </style:style>
    <style:style style:name="P18" style:family="paragraph" style:parent-style-name="Standard" style:list-style-name="WW8Num6">
      <style:paragraph-properties fo:margin-left="0.635cm" fo:margin-right="0cm" fo:text-indent="-0.635cm" style:auto-text-indent="false"/>
      <style:text-properties officeooo:paragraph-rsid="000c3338"/>
    </style:style>
    <style:style style:name="P19" style:family="paragraph" style:parent-style-name="Standard">
      <style:paragraph-properties fo:margin-left="0.635cm" fo:margin-right="0cm" fo:text-indent="-0.635cm" style:auto-text-indent="false"/>
      <style:text-properties officeooo:rsid="0009daf1" officeooo:paragraph-rsid="0009daf1"/>
    </style:style>
    <style:style style:name="P20" style:family="paragraph" style:parent-style-name="Standard">
      <style:paragraph-properties fo:margin-left="0.635cm" fo:margin-right="0cm" fo:text-indent="-0.635cm" style:auto-text-indent="false"/>
      <style:text-properties fo:font-weight="bold" style:font-weight-asian="bold" style:font-weight-complex="bold"/>
    </style:style>
    <style:style style:name="P21" style:family="paragraph" style:parent-style-name="Standard">
      <style:paragraph-properties fo:margin-left="0.635cm" fo:margin-right="0cm" fo:text-indent="-0.635cm" style:auto-text-indent="false"/>
      <style:text-properties fo:font-weight="bold" officeooo:rsid="0009daf1" officeooo:paragraph-rsid="0009daf1" style:font-weight-asian="bold" style:font-weight-complex="bold"/>
    </style:style>
    <style:style style:name="P22" style:family="paragraph" style:parent-style-name="Standard">
      <style:paragraph-properties fo:margin-left="0.635cm" fo:margin-right="0cm" fo:text-indent="-0.635cm" style:auto-text-indent="false"/>
      <style:text-properties fo:font-weight="bold" officeooo:rsid="0009daf1" officeooo:paragraph-rsid="000b81f7" style:font-weight-asian="bold" style:font-weight-complex="bold"/>
    </style:style>
    <style:style style:name="P23" style:family="paragraph" style:parent-style-name="Standard">
      <style:paragraph-properties fo:margin-left="0.635cm" fo:margin-right="0cm" fo:text-indent="-0.635cm" style:auto-text-indent="false"/>
      <style:text-properties fo:font-weight="bold" officeooo:rsid="000b81f7" officeooo:paragraph-rsid="000b81f7" style:font-weight-asian="bold" style:font-weight-complex="bold"/>
    </style:style>
    <style:style style:name="P24" style:family="paragraph" style:parent-style-name="Footer">
      <style:paragraph-properties fo:margin-left="0cm" fo:margin-right="0.635cm" fo:text-indent="1.27cm" style:auto-text-indent="false"/>
    </style:style>
    <style:style style:name="P25" style:family="paragraph" style:parent-style-name="Text_20_body_20_indent">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style>
    <style:style style:name="T3" style:family="text">
      <style:text-properties officeooo:rsid="0009daf1"/>
    </style:style>
    <style:style style:name="T4" style:family="text">
      <style:text-properties officeooo:rsid="000b81f7"/>
    </style:style>
    <style:style style:name="T5" style:family="text">
      <style:text-properties officeooo:rsid="000c3338"/>
    </style:style>
    <style:style style:name="T6" style:family="text">
      <style:text-properties officeooo:rsid="000cf6b4"/>
    </style:style>
    <style:style style:name="T7" style:family="text"/>
    <style:style style:name="fr1" style:family="graphic" style:parent-style-name="OLE">
      <style:graphic-properties fo:margin-left="0cm" fo:margin-right="0cm" style:vertical-pos="from-top" fo:padding="0.002cm" fo:border="none" draw:ole-draw-aspect="1" draw:visible-area-top="0cm" draw:visible-area-width="13.467cm" draw:visible-area-height="11.165cm"/>
    </style:style>
    <style:style style:name="fr2" style:family="graphic" style:parent-style-name="OLE">
      <style:graphic-properties fo:margin-left="0cm" fo:margin-right="0cm" style:vertical-pos="from-top" fo:padding="0.002cm" fo:border="none" draw:ole-draw-aspect="1" draw:visible-area-top="0cm" draw:visible-area-width="6.826cm" draw:visible-area-height="4.868cm"/>
    </style:style>
    <style:style style:name="fr3" style:family="graphic" style:parent-style-name="OLE">
      <style:graphic-properties fo:margin-left="0cm" fo:margin-right="0cm" style:vertical-pos="top" style:vertical-rel="baseline" fo:padding="0.002cm" fo:border="none" draw:ole-draw-aspect="1" draw:visible-area-top="0cm" draw:visible-area-width="9.077cm" draw:visible-area-height="2.6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ssignment for Module 10</text:h>
      <text:p text:style-name="Text_20_body_20_indent">The assignment for Module 10 involves problems for schema conversion. Problems 1 to 4 involve the ERD in Figure 1.</text:p>
      <text:p text:style-name="P8"><draw:frame draw:style-name="fr1" draw:name="Object1" text:anchor-type="as-char" svg:y="-11.419cm"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P25"><text:span text:style-name="T2">1. Requirements for Data Modeling Problems</text:span></text:p>
      <text:list xml:id="list3468384170" text:style-name="WW8Num6">
        <text:list-item>
          <text:p text:style-name="P18">For the ERD in Figure 1, you should indicate the applications of the entity type rule. For each entity type rule application, you should identify the table name, primary key, and other columns. You do not need to write CREATE TABLE statements.</text:p>
        </text:list-item>
        <text:list-item>
          <text:p text:style-name="P7">For the ERD in Figure 1, you should indicate applications of the 1-M relationship rule. For each 1-M relationship rule application, you should indicate the changes to the tables <text:soft-page-break/>you listed in problem 1 including foreign key columns and NOT NULL constraints for foreign keys if necessary.</text:p>
        </text:list-item>
      </text:list>
      <text:p text:style-name="P19">Solution:</text:p>
      <text:p text:style-name="P19">5 entites me<text:span text:style-name="T5">ans </text:span><text:s/>5 tables are creat<text:span text:style-name="T5">ed and with their respective foreign keys.</text:span></text:p>
      <text:p text:style-name="P19"/>
      <text:p text:style-name="P19"><text:s/>tables:</text:p>
      <text:p text:style-name="P21"><text:s/>1):student table have <text:s/>the follwing columns.</text:p>
      <text:p text:style-name="P21"><text:s text:c="3"/>Stdno integer(20) not null</text:p>
      <text:p text:style-name="P21">stdName varchar(20) not null</text:p>
      <text:p text:style-name="P21">Address varchar (20) not null</text:p>
      <text:p text:style-name="P21">city varchar(20) not null</text:p>
      <text:p text:style-name="P21">street varchar(10)not null</text:p>
      <text:p text:style-name="P21">zip varchar(10) not null</text:p>
      <text:p text:style-name="P21">primary key(stdno)</text:p>
      <text:p text:style-name="P20"/>
      <text:p text:style-name="P21">2); Loan</text:p>
      <text:p text:style-name="P21"><text:s text:c="4"/>Loanno integer(10) not null</text:p>
      <text:p text:style-name="P23">instId integer(10) not null</text:p>
      <text:p text:style-name="P21">Stdno interger(10) not null</text:p>
      <text:p text:style-name="P20"><text:s text:c="5"/><text:span text:style-name="T3">Procdate date not null</text:span></text:p>
      <text:p text:style-name="P21">disbmethod varchar(20) not null</text:p>
      <text:p text:style-name="P21">DisbBank varchar(20) not null</text:p>
      <text:p text:style-name="P21">DateAuth date not null</text:p>
      <text:p text:style-name="P21"><text:soft-page-break/>NoteValue text(50) not null</text:p>
      <text:p text:style-name="P21">Subsidized <text:s/>varchar(20) not null</text:p>
      <text:p text:style-name="P21">rate integer not null</text:p>
      <text:p text:style-name="P21">primary key(Loan no)</text:p>
      <text:p text:style-name="P21">foreign key(stdno) references student(stdno)</text:p>
      <text:p text:style-name="P22">foreign key(<text:span text:style-name="T4">instid</text:span>) references <text:span text:style-name="T4">instituion</text:span>(<text:span text:style-name="T4">instid</text:span>)</text:p>
      <text:p text:style-name="P22">foreign key(<text:span text:style-name="T4">lenderNo)</text:span> references <text:span text:style-name="T4">lender</text:span>(<text:span text:style-name="T4">lenderNo</text:span>)</text:p>
      <text:p text:style-name="P21"/>
      <text:p text:style-name="P21"/>
      <text:p text:style-name="P21">3)</text:p>
      <text:p text:style-name="P21"><text:s text:c="5"/>DisburseLine </text:p>
      <text:p text:style-name="P21"><text:s text:c="2"/>Datesent date not null</text:p>
      <text:p text:style-name="P21">Amount integer(10) not null</text:p>
      <text:p text:style-name="P21">OrigFee integer not null</text:p>
      <text:p text:style-name="P21">GuarFee integer(10) not null</text:p>
      <text:p text:style-name="P21">primary key(<text:span text:style-name="T5">D</text:span>ateSent<text:span text:style-name="T4">)</text:span></text:p>
      <text:p text:style-name="P23">Foreign key(loan no) references <text:span text:style-name="T5">L</text:span>oan(lo<text:span text:style-name="T5">an</text:span>no)</text:p>
      <text:p text:style-name="P23"/>
      <text:p text:style-name="P21">4)</text:p>
      <text:p text:style-name="P21"><text:tab/><text:span text:style-name="T4">Instituion</text:span></text:p>
      <text:p text:style-name="P23">Instid integer not null primary key</text:p>
      <text:p text:style-name="P23">InstName varchar(20) not null</text:p>
      <text:p text:style-name="P23">InstMascot varchar(20) not null</text:p>
      <text:p text:style-name="P21"><text:soft-page-break/></text:p>
      <text:p text:style-name="P23">5)</text:p>
      <text:p text:style-name="P23">lender</text:p>
      <text:p text:style-name="P23">lenderNo integer not null primary key</text:p>
      <text:p text:style-name="P23">LendName varchar(20) not null</text:p>
      <text:list xml:id="list154038427037879" text:continue-numbering="true" text:style-name="WW8Num6">
        <text:list-header>
          <text:p text:style-name="P13"/>
          <text:p text:style-name="P10"><text:span text:style-name="T5">3. </text:span>For the ERD in Figure 1, you should indicate applications of the M-N relationship rule. For each M-N relationship rule application, you should list the table name, primary key, and other columns.</text:p>
        </text:list-header>
      </text:list>
      <text:p text:style-name="P12">Solution: <text:s/>M-N realtionship not presented.</text:p>
      <text:list xml:id="list154037673369829" text:continue-numbering="true" text:style-name="WW8Num6">
        <text:list-header>
          <text:p text:style-name="P9"><text:span text:style-name="T5">4. </text:span>For the ERD in Figure 1, you should indicate applications of the identifying relationship rule. For each identifying relationship rule application, you should indicate the changes to the tables you listed in problem 2.</text:p>
        </text:list-header>
      </text:list>
      <text:p text:style-name="P11">solution:</text:p>
      <text:p text:style-name="P11"><text:s text:c="4"/>for each of the tables on the many side of the reationship -</text:p>
      <text:p text:style-name="P11"><text:s text:c="3"/>the primary key of the table on the first side <text:s/>is referenced as a foreign key <text:s/>in the many side realtionship.</text:p>
      <text:p text:style-name="P12">Loan : will have the primary keys of these tables as a foreign keys</text:p>
      <text:p text:style-name="P12">(student ,Instituion,Lender<text:span text:style-name="T6">)</text:span></text:p>
      <text:p text:style-name="P14">DisburgeLine: <text:span text:style-name="T5">will have the primary keys of </text:span>loan table<text:span text:style-name="T5"> as a foreign key.</text:span></text:p>
      <text:p text:style-name="P11"/>
      <text:list xml:id="list154036835206760" text:continue-numbering="true" text:style-name="WW8Num6">
        <text:list-item>
          <text:p text:style-name="P17">Convert the ERD<text:alphabetical-index-mark text:string-value="ERD"/> shown in Figure 2 into tables. <text:s/>List the conversion rules used and table design. For each table, you should list the primary key, foreign keys, other columns, and <text:soft-page-break/>NOT NULL constraints for foreign keys if necessary. You do not need to write CREATE TABLE statements.</text:p>
        </text:list-item>
      </text:list>
      <text:p text:style-name="P1"><draw:frame draw:style-name="fr2" draw:name="Object2" text:anchor-type="as-char" svg:y="-4.662cm" svg:width="6.832cm" svg:height="4.852cm" draw:z-index="1"><draw:object-ole xlink:href="./Object 2" xlink:type="simple" xlink:show="embed" xlink:actuate="onLoad"/><draw:image xlink:href="./ObjectReplacements/Object 2" xlink:type="simple" xlink:show="embed" xlink:actuate="onLoad"/></draw:frame></text:p>
      <text:p text:style-name="Figure_20_Title">Figure 2: ERD for Conversion Problem 5</text:p>
      <text:p text:style-name="P2"/>
      <text:p text:style-name="P4">Solution:</text:p>
      <text:p text:style-name="P4"><text:s text:c="6"/>Finding the entities in the <text:s/>ERD.</text:p>
      <text:p text:style-name="P4"><text:s text:c="3"/>Self referencing is present here.so 1-m many relation ship exists .so the coumn fkey is introduced .</text:p>
      <text:p text:style-name="P4"><text:s text:c="2"/>The entity contained in the diagram is one one .so we can deduce into the one table from the diagram.</text:p>
      <text:p text:style-name="P4">Account table:</text:p>
      <text:p text:style-name="P3"><text:s text:c="5"/><text:span text:style-name="T1">AccId integer(10) not null primary key.</text:span></text:p>
      <text:p text:style-name="P4"><text:s text:c="3"/>AccName varchar(20) not null </text:p>
      <text:p text:style-name="P4">Balance Dobule(8,3) not null</text:p>
      <text:p text:style-name="P4">fkey integer(10) </text:p>
      <text:p text:style-name="P4">Foreign key (fkey) references Account(Accid)</text:p>
      <text:list xml:id="list154038296042170" text:continue-numbering="true" text:style-name="WW8Num6">
        <text:list-item>
          <text:p text:style-name="P17">Convert the ERD<text:alphabetical-index-mark text:string-value="ERD"/> shown in Figure 3 into tables. <text:s/>List the conversion rules used and table design. For each table, you should list the primary key, foreign keys, other columns, and <text:soft-page-break/>NOT NULL constraints for foreign keys if necessary. You do not need to write CREATE TABLE statements.</text:p>
        </text:list-item>
      </text:list>
      <text:p text:style-name="P16"><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Figure_20_Title">Figure 3: ERD for Conversion Problem 6</text:p>
      <text:h text:style-name="P6" text:outline-level="1">Solution </text:h>
      <text:p text:style-name="P15"><text:s text:c="3"/><text:span text:style-name="T6">2 entities are present in the Erd Diagram.</text:span></text:p>
      <text:p text:style-name="P15"><text:s text:c="2"/><text:span text:style-name="T6">Here M-N realtionship exists so we have to <text:s/>create a one more table consisting of primary keys from both tables.</text:span></text:p>
      <text:p text:style-name="P14">2 associative realtion ships exists from the owner and property to the newly created table .</text:p>
      <text:p text:style-name="P14">Tables:</text:p>
      <text:p text:style-name="P14"><text:s/>Owner</text:p>
      <text:p text:style-name="P14">ownId integer(10) not null primary key</text:p>
      <text:p text:style-name="P14">Ownname varchar(20) not null</text:p>
      <text:p text:style-name="P14">OwnPhone varchar(10) not null</text:p>
      <text:p text:style-name="P14"><text:s/>property </text:p>
      <text:p text:style-name="P14">PropId integer (10) not null primary key</text:p>
      <text:p text:style-name="P14">bldgName varchar(20) not null</text:p>
      <text:p text:style-name="P14">unitNo integer(10) not null</text:p>
      <text:p text:style-name="P14">bdrms varchar(10) not null</text:p>
      <text:p text:style-name="P14">Shares</text:p>
      <text:p text:style-name="P14">ownid integer(10) not null </text:p>
      <text:p text:style-name="P14"><text:soft-page-break/>PropId integer (10) not null </text:p>
      <text:p text:style-name="P14">primary key(prop id,ownid)</text:p>
      <text:p text:style-name="P14">foreignkey(ownid) references owner(ownid)</text:p>
      <text:p text:style-name="P14">foreignkey(propid) references <text:s/>property(prop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05T15:40:36.435111192">3/5/2020</text:date><text:tab/>Assignment for Module 10<text:tab/>Page <text:span text:style-name="Page_20_Number"><text:page-number text:select-page="current">7</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2:35:00</meta:creation-date>
    <dc:date>2020-03-05T15:40:36.308164079</dc:date>
    <meta:print-date>2015-08-24T14:54:00</meta:print-date>
    <meta:editing-cycles>217</meta:editing-cycles>
    <meta:editing-duration>PT6H32M7S</meta:editing-duration>
    <meta:generator>LibreOffice/6.0.7.3$Linux_X86_64 LibreOffice_project/00m0$Build-3</meta:generator>
    <meta:document-statistic meta:table-count="0" meta:image-count="0" meta:object-count="3" meta:page-count="7" meta:paragraph-count="96" meta:word-count="709" meta:character-count="4482" meta:non-whitespace-character-count="3797"/>
  </office:meta>
</office:document-meta>
</file>